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3414b1" officeooo:paragraph-rsid="001d7ef2" style:font-size-asian="14pt" style:font-size-complex="14pt"/>
    </style:style>
    <style:style style:name="P2" style:family="paragraph" style:parent-style-name="Standard">
      <style:text-properties fo:font-size="14pt" fo:font-weight="bold" officeooo:rsid="003414b1" officeooo:paragraph-rsid="001d7ef2" fo:background-color="#fff2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3414b1" officeooo:paragraph-rsid="001d7ef2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eba40" officeooo:paragraph-rsid="001eba40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officeooo:rsid="003414b1" officeooo:paragraph-rsid="001d7ef2" style:font-size-asian="14pt" style:font-size-complex="14pt"/>
    </style:style>
    <style:style style:name="P6" style:family="paragraph" style:parent-style-name="Standard">
      <style:text-properties fo:font-size="14pt" officeooo:rsid="003414b1" officeooo:paragraph-rsid="002295cb" style:font-size-asian="14pt" style:font-size-complex="14pt"/>
    </style:style>
    <style:style style:name="T1" style:family="text">
      <style:text-properties officeooo:rsid="001eba40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officeooo:rsid="00229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UNICAÇÃO AO PRESÍDIO</text:p>
      <text:p text:style-name="P2"/>
      <text:p text:style-name="P4">Verificar no SIAPEN onde está preso o apenado</text:p>
      <text:p text:style-name="P2"/>
      <text:p text:style-name="P3"><text:span text:style-name="T1">1</text:span>. Somente para <text:span text:style-name="T2">CPJC</text:span>, <text:span text:style-name="T2">CEME</text:span> e <text:span text:style-name="T2">CADEIA PÚBLICA DE NATAL</text:span></text:p>
      <text:p text:style-name="P1"><text:span text:style-name="T1">2</text:span>. em REMESSA OUTROS</text:p>
      <text:p text:style-name="P1"><text:span text:style-name="T1">3</text:span>. intimação</text:p>
      <text:p text:style-name="P1"><text:span text:style-name="T1">4</text:span>. escrever: “Para ciência e cumprimento da decisão judicial de <text:span text:style-name="T3">HOMOLOGAÇÃO DE FALTA MÉDIA</text:span> (evento …).”</text:p>
      <text:p text:style-name="P1"/>
      <text:p text:style-name="P6">Para ciência e cumprimento da decisão judicial de <text:span text:style-name="T3">INDEFERIMENTO DE PROGRESSÃO E HOMOLOGAÇÃO DE FALTA MÉDIA</text:span> (evento …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8:46:18.866000000</meta:creation-date>
    <dc:date>2019-08-14T14:37:21.850000000</dc:date>
    <meta:editing-duration>PT48M47S</meta:editing-duration>
    <meta:editing-cycles>3</meta:editing-cycles>
    <meta:generator>LibreOffice/5.3.1.2$Windows_x86 LibreOffice_project/e80a0e0fd1875e1696614d24c32df0f95f03deb2</meta:generator>
    <meta:document-statistic meta:table-count="0" meta:image-count="0" meta:object-count="0" meta:page-count="1" meta:paragraph-count="7" meta:word-count="61" meta:character-count="373" meta:non-whitespace-character-count="319"/>
  </office:meta>
</office:document-meta>
</file>